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5:</text:p>
          </table:table-cell>
          <table:table-cell office:value-type="float" office:value="235.556" calcext:value-type="float">
            <text:p>235.556</text:p>
          </table:table-cell>
          <table:table-cell/>
          <table:table-cell office:value-type="float" office:value="472.178" calcext:value-type="float">
            <text:p>472.178</text:p>
          </table:table-cell>
          <table:table-cell/>
          <table:table-cell office:value-type="float" office:value="235.556" calcext:value-type="float">
            <text:p>235.556</text:p>
          </table:table-cell>
          <table:table-cell/>
          <table:table-cell office:value-type="float" office:value="472.178" calcext:value-type="float">
            <text:p>472.178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1:</text:p>
          </table:table-cell>
          <table:table-cell office:value-type="float" office:value="235.657" calcext:value-type="float">
            <text:p>235.657</text:p>
          </table:table-cell>
          <table:table-cell/>
          <table:table-cell office:value-type="float" office:value="373.238" calcext:value-type="float">
            <text:p>373.238</text:p>
          </table:table-cell>
          <table:table-cell/>
          <table:table-cell office:value-type="float" office:value="235.64" calcext:value-type="float">
            <text:p>235.64</text:p>
          </table:table-cell>
          <table:table-cell/>
          <table:table-cell office:value-type="float" office:value="373.249" calcext:value-type="float">
            <text:p>373.249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:</text:p>
          </table:table-cell>
          <table:table-cell office:value-type="float" office:value="244.039" calcext:value-type="float">
            <text:p>244.039</text:p>
          </table:table-cell>
          <table:table-cell/>
          <table:table-cell office:value-type="float" office:value="585.234" calcext:value-type="float">
            <text:p>585.234</text:p>
          </table:table-cell>
          <table:table-cell/>
          <table:table-cell office:value-type="float" office:value="244.039" calcext:value-type="float">
            <text:p>244.039</text:p>
          </table:table-cell>
          <table:table-cell/>
          <table:table-cell office:value-type="float" office:value="585.232" calcext:value-type="float">
            <text:p>585.232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7:</text:p>
          </table:table-cell>
          <table:table-cell office:value-type="float" office:value="246.015" calcext:value-type="float">
            <text:p>246.015</text:p>
          </table:table-cell>
          <table:table-cell/>
          <table:table-cell office:value-type="float" office:value="258.449" calcext:value-type="float">
            <text:p>258.449</text:p>
          </table:table-cell>
          <table:table-cell/>
          <table:table-cell office:value-type="float" office:value="246.141" calcext:value-type="float">
            <text:p>246.141</text:p>
          </table:table-cell>
          <table:table-cell/>
          <table:table-cell office:value-type="float" office:value="258.453" calcext:value-type="float">
            <text:p>258.453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:</text:p>
          </table:table-cell>
          <table:table-cell office:value-type="float" office:value="255.307" calcext:value-type="float">
            <text:p>255.307</text:p>
          </table:table-cell>
          <table:table-cell/>
          <table:table-cell office:value-type="float" office:value="734.018" calcext:value-type="float">
            <text:p>734.018</text:p>
          </table:table-cell>
          <table:table-cell/>
          <table:table-cell office:value-type="float" office:value="255.377" calcext:value-type="float">
            <text:p>255.377</text:p>
          </table:table-cell>
          <table:table-cell/>
          <table:table-cell office:value-type="float" office:value="734.023" calcext:value-type="float">
            <text:p>734.023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8:</text:p>
          </table:table-cell>
          <table:table-cell office:value-type="float" office:value="261.903" calcext:value-type="float">
            <text:p>261.903</text:p>
          </table:table-cell>
          <table:table-cell/>
          <table:table-cell office:value-type="float" office:value="135.898" calcext:value-type="float">
            <text:p>135.898</text:p>
          </table:table-cell>
          <table:table-cell/>
          <table:table-cell office:value-type="float" office:value="261.895" calcext:value-type="float">
            <text:p>261.895</text:p>
          </table:table-cell>
          <table:table-cell/>
          <table:table-cell office:value-type="float" office:value="135.904" calcext:value-type="float">
            <text:p>135.904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41:</text:p>
          </table:table-cell>
          <table:table-cell office:value-type="float" office:value="285.461" calcext:value-type="float">
            <text:p>285.461</text:p>
          </table:table-cell>
          <table:table-cell/>
          <table:table-cell office:value-type="float" office:value="60.4339" calcext:value-type="float">
            <text:p>60.4339</text:p>
          </table:table-cell>
          <table:table-cell/>
          <table:table-cell office:value-type="float" office:value="285.455" calcext:value-type="float">
            <text:p>285.455</text:p>
          </table:table-cell>
          <table:table-cell/>
          <table:table-cell office:value-type="float" office:value="60.4422" calcext:value-type="float">
            <text:p>60.4422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42:</text:p>
          </table:table-cell>
          <table:table-cell office:value-type="float" office:value="338.112" calcext:value-type="float">
            <text:p>338.112</text:p>
          </table:table-cell>
          <table:table-cell/>
          <table:table-cell office:value-type="float" office:value="62.5702" calcext:value-type="float">
            <text:p>62.5702</text:p>
          </table:table-cell>
          <table:table-cell/>
          <table:table-cell office:value-type="float" office:value="338.135" calcext:value-type="float">
            <text:p>338.135</text:p>
          </table:table-cell>
          <table:table-cell/>
          <table:table-cell office:value-type="float" office:value="62.6102" calcext:value-type="float">
            <text:p>62.6102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:</text:p>
          </table:table-cell>
          <table:table-cell office:value-type="float" office:value="344.206" calcext:value-type="float">
            <text:p>344.206</text:p>
          </table:table-cell>
          <table:table-cell/>
          <table:table-cell office:value-type="float" office:value="581.244" calcext:value-type="float">
            <text:p>581.244</text:p>
          </table:table-cell>
          <table:table-cell/>
          <table:table-cell office:value-type="float" office:value="344.202" calcext:value-type="float">
            <text:p>344.202</text:p>
          </table:table-cell>
          <table:table-cell/>
          <table:table-cell office:value-type="float" office:value="581.243" calcext:value-type="float">
            <text:p>581.243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5:</text:p>
          </table:table-cell>
          <table:table-cell office:value-type="float" office:value="347.534" calcext:value-type="float">
            <text:p>347.534</text:p>
          </table:table-cell>
          <table:table-cell/>
          <table:table-cell office:value-type="float" office:value="135.905" calcext:value-type="float">
            <text:p>135.905</text:p>
          </table:table-cell>
          <table:table-cell/>
          <table:table-cell office:value-type="float" office:value="347.539" calcext:value-type="float">
            <text:p>347.539</text:p>
          </table:table-cell>
          <table:table-cell/>
          <table:table-cell office:value-type="float" office:value="136.03" calcext:value-type="float">
            <text:p>136.03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6:</text:p>
          </table:table-cell>
          <table:table-cell office:value-type="float" office:value="349.731" calcext:value-type="float">
            <text:p>349.731</text:p>
          </table:table-cell>
          <table:table-cell/>
          <table:table-cell office:value-type="float" office:value="463.183" calcext:value-type="float">
            <text:p>463.183</text:p>
          </table:table-cell>
          <table:table-cell/>
          <table:table-cell office:value-type="float" office:value="349.742" calcext:value-type="float">
            <text:p>349.742</text:p>
          </table:table-cell>
          <table:table-cell/>
          <table:table-cell office:value-type="float" office:value="463.182" calcext:value-type="float">
            <text:p>463.182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2:</text:p>
          </table:table-cell>
          <table:table-cell office:value-type="float" office:value="352.617" calcext:value-type="float">
            <text:p>352.617</text:p>
          </table:table-cell>
          <table:table-cell/>
          <table:table-cell office:value-type="float" office:value="364.644" calcext:value-type="float">
            <text:p>364.644</text:p>
          </table:table-cell>
          <table:table-cell/>
          <table:table-cell office:value-type="float" office:value="352.616" calcext:value-type="float">
            <text:p>352.616</text:p>
          </table:table-cell>
          <table:table-cell/>
          <table:table-cell office:value-type="float" office:value="364.644" calcext:value-type="float">
            <text:p>364.644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float" office:value="354.212" calcext:value-type="float">
            <text:p>354.212</text:p>
          </table:table-cell>
          <table:table-cell/>
          <table:table-cell office:value-type="float" office:value="259.967" calcext:value-type="float">
            <text:p>259.967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5:</text:p>
          </table:table-cell>
          <table:table-cell office:value-type="float" office:value="360.856" calcext:value-type="float">
            <text:p>360.856</text:p>
          </table:table-cell>
          <table:table-cell/>
          <table:table-cell office:value-type="float" office:value="739.281" calcext:value-type="float">
            <text:p>739.281</text:p>
          </table:table-cell>
          <table:table-cell/>
          <table:table-cell office:value-type="float" office:value="360.846" calcext:value-type="float">
            <text:p>360.846</text:p>
          </table:table-cell>
          <table:table-cell/>
          <table:table-cell office:value-type="float" office:value="739.281" calcext:value-type="float">
            <text:p>739.281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4:</text:p>
          </table:table-cell>
          <table:table-cell office:value-type="float" office:value="406.732" calcext:value-type="float">
            <text:p>406.732</text:p>
          </table:table-cell>
          <table:table-cell/>
          <table:table-cell office:value-type="float" office:value="738.838" calcext:value-type="float">
            <text:p>738.838</text:p>
          </table:table-cell>
          <table:table-cell/>
          <table:table-cell office:value-type="float" office:value="406.696" calcext:value-type="float">
            <text:p>406.696</text:p>
          </table:table-cell>
          <table:table-cell/>
          <table:table-cell office:value-type="float" office:value="738.837" calcext:value-type="float">
            <text:p>738.837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9:</text:p>
          </table:table-cell>
          <table:table-cell office:value-type="float" office:value="461.963" calcext:value-type="float">
            <text:p>461.963</text:p>
          </table:table-cell>
          <table:table-cell/>
          <table:table-cell office:value-type="float" office:value="592.092" calcext:value-type="float">
            <text:p>592.092</text:p>
          </table:table-cell>
          <table:table-cell/>
          <table:table-cell office:value-type="float" office:value="461.965" calcext:value-type="float">
            <text:p>461.965</text:p>
          </table:table-cell>
          <table:table-cell/>
          <table:table-cell office:value-type="float" office:value="592.092" calcext:value-type="float">
            <text:p>592.092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7:</text:p>
          </table:table-cell>
          <table:table-cell office:value-type="float" office:value="474.661" calcext:value-type="float">
            <text:p>474.661</text:p>
          </table:table-cell>
          <table:table-cell/>
          <table:table-cell office:value-type="float" office:value="456.304" calcext:value-type="float">
            <text:p>456.304</text:p>
          </table:table-cell>
          <table:table-cell/>
          <table:table-cell office:value-type="float" office:value="474.661" calcext:value-type="float">
            <text:p>474.661</text:p>
          </table:table-cell>
          <table:table-cell/>
          <table:table-cell office:value-type="float" office:value="456.304" calcext:value-type="float">
            <text:p>456.304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3:</text:p>
          </table:table-cell>
          <table:table-cell office:value-type="float" office:value="481.44" calcext:value-type="float">
            <text:p>481.44</text:p>
          </table:table-cell>
          <table:table-cell/>
          <table:table-cell office:value-type="float" office:value="369.501" calcext:value-type="float">
            <text:p>369.501</text:p>
          </table:table-cell>
          <table:table-cell/>
          <table:table-cell office:value-type="float" office:value="481.44" calcext:value-type="float">
            <text:p>481.44</text:p>
          </table:table-cell>
          <table:table-cell/>
          <table:table-cell office:value-type="float" office:value="369.5" calcext:value-type="float">
            <text:p>369.5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9:</text:p>
          </table:table-cell>
          <table:table-cell office:value-type="float" office:value="489.272" calcext:value-type="float">
            <text:p>489.272</text:p>
          </table:table-cell>
          <table:table-cell/>
          <table:table-cell office:value-type="float" office:value="260.835" calcext:value-type="float">
            <text:p>260.835</text:p>
          </table:table-cell>
          <table:table-cell/>
          <table:table-cell office:value-type="float" office:value="489.271" calcext:value-type="float">
            <text:p>489.271</text:p>
          </table:table-cell>
          <table:table-cell/>
          <table:table-cell office:value-type="float" office:value="260.838" calcext:value-type="float">
            <text:p>260.838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6:</text:p>
          </table:table-cell>
          <table:table-cell office:value-type="float" office:value="496.743" calcext:value-type="float">
            <text:p>496.743</text:p>
          </table:table-cell>
          <table:table-cell/>
          <table:table-cell office:value-type="float" office:value="156.488" calcext:value-type="float">
            <text:p>156.488</text:p>
          </table:table-cell>
          <table:table-cell/>
          <table:table-cell office:value-type="float" office:value="496.741" calcext:value-type="float">
            <text:p>496.741</text:p>
          </table:table-cell>
          <table:table-cell/>
          <table:table-cell office:value-type="float" office:value="156.512" calcext:value-type="float">
            <text:p>156.512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43:</text:p>
          </table:table-cell>
          <table:table-cell office:value-type="float" office:value="504.301" calcext:value-type="float">
            <text:p>504.301</text:p>
          </table:table-cell>
          <table:table-cell/>
          <table:table-cell office:value-type="float" office:value="68.0878" calcext:value-type="float">
            <text:p>68.0878</text:p>
          </table:table-cell>
          <table:table-cell/>
          <table:table-cell office:value-type="float" office:value="504.304" calcext:value-type="float">
            <text:p>504.304</text:p>
          </table:table-cell>
          <table:table-cell/>
          <table:table-cell office:value-type="float" office:value="68.0879" calcext:value-type="float">
            <text:p>68.0879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0:</text:p>
          </table:table-cell>
          <table:table-cell office:value-type="float" office:value="570.27" calcext:value-type="float">
            <text:p>570.27</text:p>
          </table:table-cell>
          <table:table-cell/>
          <table:table-cell office:value-type="float" office:value="603.257" calcext:value-type="float">
            <text:p>603.257</text:p>
          </table:table-cell>
          <table:table-cell/>
          <table:table-cell office:value-type="float" office:value="570.257" calcext:value-type="float">
            <text:p>570.257</text:p>
          </table:table-cell>
          <table:table-cell/>
          <table:table-cell office:value-type="float" office:value="603.256" calcext:value-type="float">
            <text:p>603.256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8:</text:p>
          </table:table-cell>
          <table:table-cell office:value-type="float" office:value="574.919" calcext:value-type="float">
            <text:p>574.919</text:p>
          </table:table-cell>
          <table:table-cell/>
          <table:table-cell office:value-type="float" office:value="455.802" calcext:value-type="float">
            <text:p>455.802</text:p>
          </table:table-cell>
          <table:table-cell/>
          <table:table-cell office:value-type="float" office:value="574.919" calcext:value-type="float">
            <text:p>574.919</text:p>
          </table:table-cell>
          <table:table-cell/>
          <table:table-cell office:value-type="float" office:value="455.81" calcext:value-type="float">
            <text:p>455.81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6:</text:p>
          </table:table-cell>
          <table:table-cell office:value-type="float" office:value="579.856" calcext:value-type="float">
            <text:p>579.856</text:p>
          </table:table-cell>
          <table:table-cell/>
          <table:table-cell office:value-type="float" office:value="733.711" calcext:value-type="float">
            <text:p>733.711</text:p>
          </table:table-cell>
          <table:table-cell/>
          <table:table-cell office:value-type="float" office:value="579.854" calcext:value-type="float">
            <text:p>579.854</text:p>
          </table:table-cell>
          <table:table-cell/>
          <table:table-cell office:value-type="float" office:value="733.706" calcext:value-type="float">
            <text:p>733.706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4:</text:p>
          </table:table-cell>
          <table:table-cell office:value-type="float" office:value="580.518" calcext:value-type="float">
            <text:p>580.518</text:p>
          </table:table-cell>
          <table:table-cell/>
          <table:table-cell office:value-type="float" office:value="376.536" calcext:value-type="float">
            <text:p>376.536</text:p>
          </table:table-cell>
          <table:table-cell/>
          <table:table-cell office:value-type="float" office:value="580.519" calcext:value-type="float">
            <text:p>580.519</text:p>
          </table:table-cell>
          <table:table-cell/>
          <table:table-cell office:value-type="float" office:value="376.521" calcext:value-type="float">
            <text:p>376.521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44:</text:p>
          </table:table-cell>
          <table:table-cell office:value-type="float" office:value="588.876" calcext:value-type="float">
            <text:p>588.876</text:p>
          </table:table-cell>
          <table:table-cell/>
          <table:table-cell office:value-type="float" office:value="71.902" calcext:value-type="float">
            <text:p>71.902</text:p>
          </table:table-cell>
          <table:table-cell/>
          <table:table-cell office:value-type="float" office:value="588.877" calcext:value-type="float">
            <text:p>588.877</text:p>
          </table:table-cell>
          <table:table-cell/>
          <table:table-cell office:value-type="float" office:value="71.9021" calcext:value-type="float">
            <text:p>71.9021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0:</text:p>
          </table:table-cell>
          <table:table-cell office:value-type="float" office:value="590.985" calcext:value-type="float">
            <text:p>590.985</text:p>
          </table:table-cell>
          <table:table-cell/>
          <table:table-cell office:value-type="float" office:value="262.385" calcext:value-type="float">
            <text:p>262.385</text:p>
          </table:table-cell>
          <table:table-cell/>
          <table:table-cell office:value-type="float" office:value="590.986" calcext:value-type="float">
            <text:p>590.986</text:p>
          </table:table-cell>
          <table:table-cell/>
          <table:table-cell office:value-type="float" office:value="262.39" calcext:value-type="float">
            <text:p>262.39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7:</text:p>
          </table:table-cell>
          <table:table-cell office:value-type="float" office:value="597.11" calcext:value-type="float">
            <text:p>597.11</text:p>
          </table:table-cell>
          <table:table-cell/>
          <table:table-cell office:value-type="float" office:value="178.503" calcext:value-type="float">
            <text:p>178.503</text:p>
          </table:table-cell>
          <table:table-cell/>
          <table:table-cell office:value-type="float" office:value="597.11" calcext:value-type="float">
            <text:p>597.11</text:p>
          </table:table-cell>
          <table:table-cell/>
          <table:table-cell office:value-type="float" office:value="178.52" calcext:value-type="float">
            <text:p>178.52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7:</text:p>
          </table:table-cell>
          <table:table-cell office:value-type="float" office:value="642.545" calcext:value-type="float">
            <text:p>642.545</text:p>
          </table:table-cell>
          <table:table-cell/>
          <table:table-cell office:value-type="float" office:value="731.285" calcext:value-type="float">
            <text:p>731.285</text:p>
          </table:table-cell>
          <table:table-cell/>
          <table:table-cell office:value-type="float" office:value="642.55" calcext:value-type="float">
            <text:p>642.55</text:p>
          </table:table-cell>
          <table:table-cell/>
          <table:table-cell office:value-type="float" office:value="731.303" calcext:value-type="float">
            <text:p>731.303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1:</text:p>
          </table:table-cell>
          <table:table-cell office:value-type="float" office:value="654.497" calcext:value-type="float">
            <text:p>654.497</text:p>
          </table:table-cell>
          <table:table-cell/>
          <table:table-cell office:value-type="float" office:value="606.108" calcext:value-type="float">
            <text:p>606.108</text:p>
          </table:table-cell>
          <table:table-cell/>
          <table:table-cell office:value-type="float" office:value="654.488" calcext:value-type="float">
            <text:p>654.488</text:p>
          </table:table-cell>
          <table:table-cell/>
          <table:table-cell office:value-type="float" office:value="606.229" calcext:value-type="float">
            <text:p>606.229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9:</text:p>
          </table:table-cell>
          <table:table-cell office:value-type="float" office:value="662.388" calcext:value-type="float">
            <text:p>662.388</text:p>
          </table:table-cell>
          <table:table-cell/>
          <table:table-cell office:value-type="float" office:value="464.128" calcext:value-type="float">
            <text:p>464.128</text:p>
          </table:table-cell>
          <table:table-cell/>
          <table:table-cell office:value-type="float" office:value="662.413" calcext:value-type="float">
            <text:p>662.413</text:p>
          </table:table-cell>
          <table:table-cell/>
          <table:table-cell office:value-type="float" office:value="464.114" calcext:value-type="float">
            <text:p>464.114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5:</text:p>
          </table:table-cell>
          <table:table-cell office:value-type="float" office:value="671.963" calcext:value-type="float">
            <text:p>671.963</text:p>
          </table:table-cell>
          <table:table-cell/>
          <table:table-cell office:value-type="float" office:value="380.549" calcext:value-type="float">
            <text:p>380.549</text:p>
          </table:table-cell>
          <table:table-cell/>
          <table:table-cell office:value-type="float" office:value="671.975" calcext:value-type="float">
            <text:p>671.975</text:p>
          </table:table-cell>
          <table:table-cell/>
          <table:table-cell office:value-type="float" office:value="380.55" calcext:value-type="float">
            <text:p>380.55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1:</text:p>
          </table:table-cell>
          <table:table-cell office:value-type="float" office:value="678.168" calcext:value-type="float">
            <text:p>678.168</text:p>
          </table:table-cell>
          <table:table-cell/>
          <table:table-cell office:value-type="float" office:value="267.002" calcext:value-type="float">
            <text:p>267.002</text:p>
          </table:table-cell>
          <table:table-cell/>
          <table:table-cell office:value-type="float" office:value="678.181" calcext:value-type="float">
            <text:p>678.181</text:p>
          </table:table-cell>
          <table:table-cell/>
          <table:table-cell office:value-type="float" office:value="267.003" calcext:value-type="float">
            <text:p>267.003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8:</text:p>
          </table:table-cell>
          <table:table-cell office:value-type="float" office:value="682.71" calcext:value-type="float">
            <text:p>682.71</text:p>
          </table:table-cell>
          <table:table-cell/>
          <table:table-cell office:value-type="float" office:value="189.856" calcext:value-type="float">
            <text:p>189.856</text:p>
          </table:table-cell>
          <table:table-cell/>
          <table:table-cell office:value-type="float" office:value="682.71" calcext:value-type="float">
            <text:p>682.71</text:p>
          </table:table-cell>
          <table:table-cell/>
          <table:table-cell office:value-type="float" office:value="189.856" calcext:value-type="float">
            <text:p>189.856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45:</text:p>
          </table:table-cell>
          <table:table-cell office:value-type="float" office:value="698.388" calcext:value-type="float">
            <text:p>698.388</text:p>
          </table:table-cell>
          <table:table-cell/>
          <table:table-cell office:value-type="float" office:value="81.7713" calcext:value-type="float">
            <text:p>81.7713</text:p>
          </table:table-cell>
          <table:table-cell/>
          <table:table-cell office:value-type="float" office:value="698.388" calcext:value-type="float">
            <text:p>698.388</text:p>
          </table:table-cell>
          <table:table-cell/>
          <table:table-cell office:value-type="float" office:value="81.7712" calcext:value-type="float">
            <text:p>81.7712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8:</text:p>
          </table:table-cell>
          <table:table-cell office:value-type="float" office:value="699.56" calcext:value-type="float">
            <text:p>699.56</text:p>
          </table:table-cell>
          <table:table-cell/>
          <table:table-cell office:value-type="float" office:value="728.958" calcext:value-type="float">
            <text:p>728.958</text:p>
          </table:table-cell>
          <table:table-cell/>
          <table:table-cell office:value-type="float" office:value="699.498" calcext:value-type="float">
            <text:p>699.498</text:p>
          </table:table-cell>
          <table:table-cell/>
          <table:table-cell office:value-type="float" office:value="728.961" calcext:value-type="float">
            <text:p>728.961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2:</text:p>
          </table:table-cell>
          <table:table-cell office:value-type="float" office:value="718.474" calcext:value-type="float">
            <text:p>718.474</text:p>
          </table:table-cell>
          <table:table-cell/>
          <table:table-cell office:value-type="float" office:value="600.832" calcext:value-type="float">
            <text:p>600.832</text:p>
          </table:table-cell>
          <table:table-cell/>
          <table:table-cell office:value-type="float" office:value="718.474" calcext:value-type="float">
            <text:p>718.474</text:p>
          </table:table-cell>
          <table:table-cell/>
          <table:table-cell office:value-type="float" office:value="600.827" calcext:value-type="float">
            <text:p>600.827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0:</text:p>
          </table:table-cell>
          <table:table-cell office:value-type="float" office:value="718.862" calcext:value-type="float">
            <text:p>718.862</text:p>
          </table:table-cell>
          <table:table-cell/>
          <table:table-cell office:value-type="float" office:value="481.377" calcext:value-type="float">
            <text:p>481.377</text:p>
          </table:table-cell>
          <table:table-cell/>
          <table:table-cell office:value-type="float" office:value="718.863" calcext:value-type="float">
            <text:p>718.863</text:p>
          </table:table-cell>
          <table:table-cell/>
          <table:table-cell office:value-type="float" office:value="481.442" calcext:value-type="float">
            <text:p>481.442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6:</text:p>
          </table:table-cell>
          <table:table-cell office:value-type="float" office:value="724.902" calcext:value-type="float">
            <text:p>724.902</text:p>
          </table:table-cell>
          <table:table-cell/>
          <table:table-cell office:value-type="float" office:value="382.205" calcext:value-type="float">
            <text:p>382.205</text:p>
          </table:table-cell>
          <table:table-cell/>
          <table:table-cell office:value-type="float" office:value="724.902" calcext:value-type="float">
            <text:p>724.902</text:p>
          </table:table-cell>
          <table:table-cell/>
          <table:table-cell office:value-type="float" office:value="382.205" calcext:value-type="float">
            <text:p>382.205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float" office:value="733.642" calcext:value-type="float">
            <text:p>733.642</text:p>
          </table:table-cell>
          <table:table-cell/>
          <table:table-cell office:value-type="float" office:value="727.526" calcext:value-type="float">
            <text:p>727.526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2:</text:p>
          </table:table-cell>
          <table:table-cell office:value-type="float" office:value="739.999" calcext:value-type="float">
            <text:p>739.999</text:p>
          </table:table-cell>
          <table:table-cell/>
          <table:table-cell office:value-type="float" office:value="278.036" calcext:value-type="float">
            <text:p>278.036</text:p>
          </table:table-cell>
          <table:table-cell/>
          <table:table-cell office:value-type="float" office:value="740" calcext:value-type="float">
            <text:p>740</text:p>
          </table:table-cell>
          <table:table-cell/>
          <table:table-cell office:value-type="float" office:value="278.031" calcext:value-type="float">
            <text:p>278.031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3:</text:p>
          </table:table-cell>
          <table:table-cell office:value-type="float" office:value="746.86" calcext:value-type="float">
            <text:p>746.86</text:p>
          </table:table-cell>
          <table:table-cell/>
          <table:table-cell office:value-type="float" office:value="595.967" calcext:value-type="float">
            <text:p>595.967</text:p>
          </table:table-cell>
          <table:table-cell/>
          <table:table-cell office:value-type="float" office:value="746.86" calcext:value-type="float">
            <text:p>746.86</text:p>
          </table:table-cell>
          <table:table-cell/>
          <table:table-cell office:value-type="float" office:value="595.967" calcext:value-type="float">
            <text:p>595.967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9:</text:p>
          </table:table-cell>
          <table:table-cell office:value-type="float" office:value="750.763" calcext:value-type="float">
            <text:p>750.763</text:p>
          </table:table-cell>
          <table:table-cell/>
          <table:table-cell office:value-type="float" office:value="185.665" calcext:value-type="float">
            <text:p>185.665</text:p>
          </table:table-cell>
          <table:table-cell/>
          <table:table-cell office:value-type="float" office:value="750.766" calcext:value-type="float">
            <text:p>750.766</text:p>
          </table:table-cell>
          <table:table-cell/>
          <table:table-cell office:value-type="float" office:value="185.664" calcext:value-type="float">
            <text:p>185.664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46:</text:p>
          </table:table-cell>
          <table:table-cell office:value-type="float" office:value="755.447" calcext:value-type="float">
            <text:p>755.447</text:p>
          </table:table-cell>
          <table:table-cell/>
          <table:table-cell office:value-type="float" office:value="90.4197" calcext:value-type="float">
            <text:p>90.4197</text:p>
          </table:table-cell>
          <table:table-cell/>
          <table:table-cell office:value-type="float" office:value="755.447" calcext:value-type="float">
            <text:p>755.447</text:p>
          </table:table-cell>
          <table:table-cell/>
          <table:table-cell office:value-type="float" office:value="90.4242" calcext:value-type="float">
            <text:p>90.4242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4:</text:p>
          </table:table-cell>
          <table:table-cell office:value-type="float" office:value="760.649" calcext:value-type="float">
            <text:p>760.649</text:p>
          </table:table-cell>
          <table:table-cell/>
          <table:table-cell office:value-type="float" office:value="506.414" calcext:value-type="float">
            <text:p>506.414</text:p>
          </table:table-cell>
          <table:table-cell/>
          <table:table-cell office:value-type="float" office:value="760.678" calcext:value-type="float">
            <text:p>760.678</text:p>
          </table:table-cell>
          <table:table-cell/>
          <table:table-cell office:value-type="float" office:value="506.436" calcext:value-type="float">
            <text:p>506.436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3:</text:p>
          </table:table-cell>
          <table:table-cell office:value-type="float" office:value="772.53" calcext:value-type="float">
            <text:p>772.53</text:p>
          </table:table-cell>
          <table:table-cell/>
          <table:table-cell office:value-type="float" office:value="383.062" calcext:value-type="float">
            <text:p>383.062</text:p>
          </table:table-cell>
          <table:table-cell/>
          <table:table-cell office:value-type="float" office:value="772.53" calcext:value-type="float">
            <text:p>772.53</text:p>
          </table:table-cell>
          <table:table-cell/>
          <table:table-cell office:value-type="float" office:value="383.062" calcext:value-type="float">
            <text:p>383.062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4:</text:p>
          </table:table-cell>
          <table:table-cell office:value-type="float" office:value="776.506" calcext:value-type="float">
            <text:p>776.506</text:p>
          </table:table-cell>
          <table:table-cell/>
          <table:table-cell office:value-type="float" office:value="292.375" calcext:value-type="float">
            <text:p>292.375</text:p>
          </table:table-cell>
          <table:table-cell/>
          <table:table-cell office:value-type="float" office:value="776.506" calcext:value-type="float">
            <text:p>776.506</text:p>
          </table:table-cell>
          <table:table-cell/>
          <table:table-cell office:value-type="float" office:value="292.375" calcext:value-type="float">
            <text:p>292.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40:</text:p>
          </table:table-cell>
          <table:table-cell office:value-type="float" office:value="779.838" calcext:value-type="float">
            <text:p>779.838</text:p>
          </table:table-cell>
          <table:table-cell/>
          <table:table-cell office:value-type="float" office:value="180.233" calcext:value-type="float">
            <text:p>180.233</text:p>
          </table:table-cell>
          <table:table-cell/>
          <table:table-cell office:value-type="float" office:value="779.837" calcext:value-type="float">
            <text:p>779.837</text:p>
          </table:table-cell>
          <table:table-cell/>
          <table:table-cell office:value-type="float" office:value="180.233" calcext:value-type="float">
            <text:p>180.2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47:</text:p>
          </table:table-cell>
          <table:table-cell office:value-type="float" office:value="793.473" calcext:value-type="float">
            <text:p>793.473</text:p>
          </table:table-cell>
          <table:table-cell/>
          <table:table-cell office:value-type="float" office:value="99.1484" calcext:value-type="float">
            <text:p>99.1484</text:p>
          </table:table-cell>
          <table:table-cell/>
          <table:table-cell office:value-type="float" office:value="793.458" calcext:value-type="float">
            <text:p>793.458</text:p>
          </table:table-cell>
          <table:table-cell/>
          <table:table-cell office:value-type="float" office:value="99.2224" calcext:value-type="float">
            <text:p>99.2224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4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4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4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4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4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4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4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4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9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#42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#45:</text:p>
          </table:table-cell>
          <table:table-cell table:number-columns-repeated="7"/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:</text:p>
          </table:table-cell>
          <table:table-cell office:value-type="float" office:value="276.516" calcext:value-type="float">
            <text:p>276.516</text:p>
          </table:table-cell>
          <table:table-cell/>
          <table:table-cell office:value-type="float" office:value="642.417" calcext:value-type="float">
            <text:p>642.417</text:p>
          </table:table-cell>
          <table:table-cell/>
          <table:table-cell office:value-type="float" office:value="276.515" calcext:value-type="float">
            <text:p>276.515</text:p>
          </table:table-cell>
          <table:table-cell/>
          <table:table-cell office:value-type="float" office:value="642.417" calcext:value-type="float">
            <text:p>642.417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:</text:p>
          </table:table-cell>
          <table:table-cell office:value-type="float" office:value="277.378" calcext:value-type="float">
            <text:p>277.378</text:p>
          </table:table-cell>
          <table:table-cell/>
          <table:table-cell office:value-type="float" office:value="750.531" calcext:value-type="float">
            <text:p>750.531</text:p>
          </table:table-cell>
          <table:table-cell/>
          <table:table-cell office:value-type="float" office:value="277.378" calcext:value-type="float">
            <text:p>277.378</text:p>
          </table:table-cell>
          <table:table-cell/>
          <table:table-cell office:value-type="float" office:value="750.526" calcext:value-type="float">
            <text:p>750.526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:</text:p>
          </table:table-cell>
          <table:table-cell office:value-type="float" office:value="278.449" calcext:value-type="float">
            <text:p>278.449</text:p>
          </table:table-cell>
          <table:table-cell/>
          <table:table-cell office:value-type="float" office:value="426.547" calcext:value-type="float">
            <text:p>426.547</text:p>
          </table:table-cell>
          <table:table-cell/>
          <table:table-cell office:value-type="float" office:value="278.426" calcext:value-type="float">
            <text:p>278.426</text:p>
          </table:table-cell>
          <table:table-cell/>
          <table:table-cell office:value-type="float" office:value="426.545" calcext:value-type="float">
            <text:p>426.545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4:</text:p>
          </table:table-cell>
          <table:table-cell office:value-type="float" office:value="278.961" calcext:value-type="float">
            <text:p>278.961</text:p>
          </table:table-cell>
          <table:table-cell/>
          <table:table-cell office:value-type="float" office:value="529.346" calcext:value-type="float">
            <text:p>529.346</text:p>
          </table:table-cell>
          <table:table-cell/>
          <table:table-cell office:value-type="float" office:value="278.942" calcext:value-type="float">
            <text:p>278.942</text:p>
          </table:table-cell>
          <table:table-cell/>
          <table:table-cell office:value-type="float" office:value="529.35" calcext:value-type="float">
            <text:p>529.35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5:</text:p>
          </table:table-cell>
          <table:table-cell office:value-type="float" office:value="285.23" calcext:value-type="float">
            <text:p>285.23</text:p>
          </table:table-cell>
          <table:table-cell/>
          <table:table-cell office:value-type="float" office:value="303.871" calcext:value-type="float">
            <text:p>303.871</text:p>
          </table:table-cell>
          <table:table-cell/>
          <table:table-cell office:value-type="float" office:value="285.213" calcext:value-type="float">
            <text:p>285.213</text:p>
          </table:table-cell>
          <table:table-cell/>
          <table:table-cell office:value-type="float" office:value="303.871" calcext:value-type="float">
            <text:p>303.871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6:</text:p>
          </table:table-cell>
          <table:table-cell office:value-type="float" office:value="296.03" calcext:value-type="float">
            <text:p>296.03</text:p>
          </table:table-cell>
          <table:table-cell/>
          <table:table-cell office:value-type="float" office:value="213.801" calcext:value-type="float">
            <text:p>213.801</text:p>
          </table:table-cell>
          <table:table-cell/>
          <table:table-cell office:value-type="float" office:value="296.032" calcext:value-type="float">
            <text:p>296.032</text:p>
          </table:table-cell>
          <table:table-cell/>
          <table:table-cell office:value-type="float" office:value="213.792" calcext:value-type="float">
            <text:p>213.792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7:</text:p>
          </table:table-cell>
          <table:table-cell office:value-type="float" office:value="318.602" calcext:value-type="float">
            <text:p>318.602</text:p>
          </table:table-cell>
          <table:table-cell/>
          <table:table-cell office:value-type="float" office:value="84.8346" calcext:value-type="float">
            <text:p>84.8346</text:p>
          </table:table-cell>
          <table:table-cell/>
          <table:table-cell office:value-type="float" office:value="318.601" calcext:value-type="float">
            <text:p>318.601</text:p>
          </table:table-cell>
          <table:table-cell/>
          <table:table-cell office:value-type="float" office:value="84.8347" calcext:value-type="float">
            <text:p>84.8347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8:</text:p>
          </table:table-cell>
          <table:table-cell office:value-type="float" office:value="384.46" calcext:value-type="float">
            <text:p>384.46</text:p>
          </table:table-cell>
          <table:table-cell/>
          <table:table-cell office:value-type="float" office:value="753.748" calcext:value-type="float">
            <text:p>753.748</text:p>
          </table:table-cell>
          <table:table-cell/>
          <table:table-cell office:value-type="float" office:value="384.47" calcext:value-type="float">
            <text:p>384.47</text:p>
          </table:table-cell>
          <table:table-cell/>
          <table:table-cell office:value-type="float" office:value="753.748" calcext:value-type="float">
            <text:p>753.748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9:</text:p>
          </table:table-cell>
          <table:table-cell office:value-type="float" office:value="389.183" calcext:value-type="float">
            <text:p>389.183</text:p>
          </table:table-cell>
          <table:table-cell/>
          <table:table-cell office:value-type="float" office:value="633.306" calcext:value-type="float">
            <text:p>633.306</text:p>
          </table:table-cell>
          <table:table-cell/>
          <table:table-cell office:value-type="float" office:value="389.187" calcext:value-type="float">
            <text:p>389.187</text:p>
          </table:table-cell>
          <table:table-cell/>
          <table:table-cell office:value-type="float" office:value="633.274" calcext:value-type="float">
            <text:p>633.274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0:</text:p>
          </table:table-cell>
          <table:table-cell office:value-type="float" office:value="399.125" calcext:value-type="float">
            <text:p>399.125</text:p>
          </table:table-cell>
          <table:table-cell/>
          <table:table-cell office:value-type="float" office:value="78.1291" calcext:value-type="float">
            <text:p>78.1291</text:p>
          </table:table-cell>
          <table:table-cell/>
          <table:table-cell office:value-type="float" office:value="399.126" calcext:value-type="float">
            <text:p>399.126</text:p>
          </table:table-cell>
          <table:table-cell/>
          <table:table-cell office:value-type="float" office:value="78.1517" calcext:value-type="float">
            <text:p>78.1517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1:</text:p>
          </table:table-cell>
          <table:table-cell office:value-type="float" office:value="400.164" calcext:value-type="float">
            <text:p>400.164</text:p>
          </table:table-cell>
          <table:table-cell/>
          <table:table-cell office:value-type="float" office:value="522.642" calcext:value-type="float">
            <text:p>522.642</text:p>
          </table:table-cell>
          <table:table-cell/>
          <table:table-cell office:value-type="float" office:value="400.162" calcext:value-type="float">
            <text:p>400.162</text:p>
          </table:table-cell>
          <table:table-cell/>
          <table:table-cell office:value-type="float" office:value="522.636" calcext:value-type="float">
            <text:p>522.636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2:</text:p>
          </table:table-cell>
          <table:table-cell office:value-type="float" office:value="404.433" calcext:value-type="float">
            <text:p>404.433</text:p>
          </table:table-cell>
          <table:table-cell/>
          <table:table-cell office:value-type="float" office:value="426.597" calcext:value-type="float">
            <text:p>426.597</text:p>
          </table:table-cell>
          <table:table-cell/>
          <table:table-cell office:value-type="float" office:value="404.429" calcext:value-type="float">
            <text:p>404.429</text:p>
          </table:table-cell>
          <table:table-cell/>
          <table:table-cell office:value-type="float" office:value="426.597" calcext:value-type="float">
            <text:p>426.597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3:</text:p>
          </table:table-cell>
          <table:table-cell table:number-columns-repeated="4"/>
          <table:table-cell office:value-type="float" office:value="405.484" calcext:value-type="float">
            <text:p>405.484</text:p>
          </table:table-cell>
          <table:table-cell/>
          <table:table-cell office:value-type="float" office:value="213.298" calcext:value-type="float">
            <text:p>213.298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4:</text:p>
          </table:table-cell>
          <table:table-cell office:value-type="float" office:value="405.643" calcext:value-type="float">
            <text:p>405.643</text:p>
          </table:table-cell>
          <table:table-cell/>
          <table:table-cell office:value-type="float" office:value="310.005" calcext:value-type="float">
            <text:p>310.005</text:p>
          </table:table-cell>
          <table:table-cell/>
          <table:table-cell office:value-type="float" office:value="405.646" calcext:value-type="float">
            <text:p>405.646</text:p>
          </table:table-cell>
          <table:table-cell/>
          <table:table-cell office:value-type="float" office:value="310.001" calcext:value-type="float">
            <text:p>310.001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5:</text:p>
          </table:table-cell>
          <table:table-cell office:value-type="float" office:value="420.995" calcext:value-type="float">
            <text:p>420.995</text:p>
          </table:table-cell>
          <table:table-cell/>
          <table:table-cell office:value-type="float" office:value="754.639" calcext:value-type="float">
            <text:p>754.639</text:p>
          </table:table-cell>
          <table:table-cell/>
          <table:table-cell office:value-type="float" office:value="421.005" calcext:value-type="float">
            <text:p>421.005</text:p>
          </table:table-cell>
          <table:table-cell/>
          <table:table-cell office:value-type="float" office:value="754.634" calcext:value-type="float">
            <text:p>754.634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6:</text:p>
          </table:table-cell>
          <table:table-cell office:value-type="float" office:value="475.83" calcext:value-type="float">
            <text:p>475.83</text:p>
          </table:table-cell>
          <table:table-cell/>
          <table:table-cell office:value-type="float" office:value="622.444" calcext:value-type="float">
            <text:p>622.444</text:p>
          </table:table-cell>
          <table:table-cell/>
          <table:table-cell office:value-type="float" office:value="475.83" calcext:value-type="float">
            <text:p>475.83</text:p>
          </table:table-cell>
          <table:table-cell/>
          <table:table-cell office:value-type="float" office:value="622.443" calcext:value-type="float">
            <text:p>622.443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7:</text:p>
          </table:table-cell>
          <table:table-cell office:value-type="float" office:value="496.923" calcext:value-type="float">
            <text:p>496.923</text:p>
          </table:table-cell>
          <table:table-cell/>
          <table:table-cell office:value-type="float" office:value="525.182" calcext:value-type="float">
            <text:p>525.182</text:p>
          </table:table-cell>
          <table:table-cell/>
          <table:table-cell office:value-type="float" office:value="496.923" calcext:value-type="float">
            <text:p>496.923</text:p>
          </table:table-cell>
          <table:table-cell/>
          <table:table-cell office:value-type="float" office:value="525.182" calcext:value-type="float">
            <text:p>525.182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8:</text:p>
          </table:table-cell>
          <table:table-cell office:value-type="float" office:value="506.552" calcext:value-type="float">
            <text:p>506.552</text:p>
          </table:table-cell>
          <table:table-cell/>
          <table:table-cell office:value-type="float" office:value="422.292" calcext:value-type="float">
            <text:p>422.292</text:p>
          </table:table-cell>
          <table:table-cell/>
          <table:table-cell office:value-type="float" office:value="506.549" calcext:value-type="float">
            <text:p>506.549</text:p>
          </table:table-cell>
          <table:table-cell/>
          <table:table-cell office:value-type="float" office:value="422.292" calcext:value-type="float">
            <text:p>422.292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9:</text:p>
          </table:table-cell>
          <table:table-cell office:value-type="float" office:value="508.423" calcext:value-type="float">
            <text:p>508.423</text:p>
          </table:table-cell>
          <table:table-cell/>
          <table:table-cell office:value-type="float" office:value="212.89" calcext:value-type="float">
            <text:p>212.89</text:p>
          </table:table-cell>
          <table:table-cell/>
          <table:table-cell office:value-type="float" office:value="508.423" calcext:value-type="float">
            <text:p>508.423</text:p>
          </table:table-cell>
          <table:table-cell/>
          <table:table-cell office:value-type="float" office:value="212.876" calcext:value-type="float">
            <text:p>212.876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0:</text:p>
          </table:table-cell>
          <table:table-cell table:number-columns-repeated="4"/>
          <table:table-cell office:value-type="float" office:value="508.59" calcext:value-type="float">
            <text:p>508.59</text:p>
          </table:table-cell>
          <table:table-cell/>
          <table:table-cell office:value-type="float" office:value="318.11" calcext:value-type="float">
            <text:p>318.11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1:</text:p>
          </table:table-cell>
          <table:table-cell office:value-type="float" office:value="521.449" calcext:value-type="float">
            <text:p>521.449</text:p>
          </table:table-cell>
          <table:table-cell/>
          <table:table-cell office:value-type="float" office:value="77.8781" calcext:value-type="float">
            <text:p>77.8781</text:p>
          </table:table-cell>
          <table:table-cell/>
          <table:table-cell office:value-type="float" office:value="521.45" calcext:value-type="float">
            <text:p>521.45</text:p>
          </table:table-cell>
          <table:table-cell/>
          <table:table-cell office:value-type="float" office:value="77.8764" calcext:value-type="float">
            <text:p>77.8764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2:</text:p>
          </table:table-cell>
          <table:table-cell office:value-type="float" office:value="598.968" calcext:value-type="float">
            <text:p>598.968</text:p>
          </table:table-cell>
          <table:table-cell/>
          <table:table-cell office:value-type="float" office:value="753.7" calcext:value-type="float">
            <text:p>753.7</text:p>
          </table:table-cell>
          <table:table-cell/>
          <table:table-cell office:value-type="float" office:value="598.939" calcext:value-type="float">
            <text:p>598.939</text:p>
          </table:table-cell>
          <table:table-cell/>
          <table:table-cell office:value-type="float" office:value="753.702" calcext:value-type="float">
            <text:p>753.702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3:</text:p>
          </table:table-cell>
          <table:table-cell office:value-type="float" office:value="606.047" calcext:value-type="float">
            <text:p>606.047</text:p>
          </table:table-cell>
          <table:table-cell/>
          <table:table-cell office:value-type="float" office:value="613.943" calcext:value-type="float">
            <text:p>613.943</text:p>
          </table:table-cell>
          <table:table-cell/>
          <table:table-cell office:value-type="float" office:value="606.051" calcext:value-type="float">
            <text:p>606.051</text:p>
          </table:table-cell>
          <table:table-cell/>
          <table:table-cell office:value-type="float" office:value="613.918" calcext:value-type="float">
            <text:p>613.918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4:</text:p>
          </table:table-cell>
          <table:table-cell office:value-type="float" office:value="620.878" calcext:value-type="float">
            <text:p>620.878</text:p>
          </table:table-cell>
          <table:table-cell/>
          <table:table-cell office:value-type="float" office:value="528.952" calcext:value-type="float">
            <text:p>528.952</text:p>
          </table:table-cell>
          <table:table-cell/>
          <table:table-cell office:value-type="float" office:value="620.866" calcext:value-type="float">
            <text:p>620.866</text:p>
          </table:table-cell>
          <table:table-cell/>
          <table:table-cell office:value-type="float" office:value="528.968" calcext:value-type="float">
            <text:p>528.968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5:</text:p>
          </table:table-cell>
          <table:table-cell office:value-type="float" office:value="634.484" calcext:value-type="float">
            <text:p>634.484</text:p>
          </table:table-cell>
          <table:table-cell/>
          <table:table-cell office:value-type="float" office:value="751.327" calcext:value-type="float">
            <text:p>751.327</text:p>
          </table:table-cell>
          <table:table-cell/>
          <table:table-cell office:value-type="float" office:value="634.483" calcext:value-type="float">
            <text:p>634.483</text:p>
          </table:table-cell>
          <table:table-cell/>
          <table:table-cell office:value-type="float" office:value="751.328" calcext:value-type="float">
            <text:p>751.328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6:</text:p>
          </table:table-cell>
          <table:table-cell office:value-type="float" office:value="635.009" calcext:value-type="float">
            <text:p>635.009</text:p>
          </table:table-cell>
          <table:table-cell/>
          <table:table-cell office:value-type="float" office:value="81.0506" calcext:value-type="float">
            <text:p>81.0506</text:p>
          </table:table-cell>
          <table:table-cell/>
          <table:table-cell office:value-type="float" office:value="635.01" calcext:value-type="float">
            <text:p>635.01</text:p>
          </table:table-cell>
          <table:table-cell/>
          <table:table-cell office:value-type="float" office:value="81.05" calcext:value-type="float">
            <text:p>81.05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7:</text:p>
          </table:table-cell>
          <table:table-cell office:value-type="float" office:value="638.998" calcext:value-type="float">
            <text:p>638.998</text:p>
          </table:table-cell>
          <table:table-cell/>
          <table:table-cell office:value-type="float" office:value="419.847" calcext:value-type="float">
            <text:p>419.847</text:p>
          </table:table-cell>
          <table:table-cell/>
          <table:table-cell office:value-type="float" office:value="638.992" calcext:value-type="float">
            <text:p>638.992</text:p>
          </table:table-cell>
          <table:table-cell/>
          <table:table-cell office:value-type="float" office:value="419.847" calcext:value-type="float">
            <text:p>419.847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8:</text:p>
          </table:table-cell>
          <table:table-cell office:value-type="float" office:value="652.334" calcext:value-type="float">
            <text:p>652.334</text:p>
          </table:table-cell>
          <table:table-cell/>
          <table:table-cell office:value-type="float" office:value="325.797" calcext:value-type="float">
            <text:p>325.797</text:p>
          </table:table-cell>
          <table:table-cell/>
          <table:table-cell office:value-type="float" office:value="652.33" calcext:value-type="float">
            <text:p>652.33</text:p>
          </table:table-cell>
          <table:table-cell/>
          <table:table-cell office:value-type="float" office:value="325.794" calcext:value-type="float">
            <text:p>325.794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9:</text:p>
          </table:table-cell>
          <table:table-cell office:value-type="float" office:value="659.997" calcext:value-type="float">
            <text:p>659.997</text:p>
          </table:table-cell>
          <table:table-cell/>
          <table:table-cell office:value-type="float" office:value="217.906" calcext:value-type="float">
            <text:p>217.906</text:p>
          </table:table-cell>
          <table:table-cell/>
          <table:table-cell office:value-type="float" office:value="660" calcext:value-type="float">
            <text:p>660</text:p>
          </table:table-cell>
          <table:table-cell/>
          <table:table-cell office:value-type="float" office:value="217.906" calcext:value-type="float">
            <text:p>217.906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0:</text:p>
          </table:table-cell>
          <table:table-cell office:value-type="float" office:value="672.372" calcext:value-type="float">
            <text:p>672.372</text:p>
          </table:table-cell>
          <table:table-cell/>
          <table:table-cell office:value-type="float" office:value="640.501" calcext:value-type="float">
            <text:p>640.501</text:p>
          </table:table-cell>
          <table:table-cell/>
          <table:table-cell office:value-type="float" office:value="672.378" calcext:value-type="float">
            <text:p>672.378</text:p>
          </table:table-cell>
          <table:table-cell/>
          <table:table-cell office:value-type="float" office:value="640.506" calcext:value-type="float">
            <text:p>640.506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1:</text:p>
          </table:table-cell>
          <table:table-cell office:value-type="float" office:value="688.729" calcext:value-type="float">
            <text:p>688.729</text:p>
          </table:table-cell>
          <table:table-cell/>
          <table:table-cell office:value-type="float" office:value="527.325" calcext:value-type="float">
            <text:p>527.325</text:p>
          </table:table-cell>
          <table:table-cell/>
          <table:table-cell office:value-type="float" office:value="688.729" calcext:value-type="float">
            <text:p>688.729</text:p>
          </table:table-cell>
          <table:table-cell/>
          <table:table-cell office:value-type="float" office:value="527.325" calcext:value-type="float">
            <text:p>527.325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2:</text:p>
          </table:table-cell>
          <table:table-cell office:value-type="float" office:value="691.969" calcext:value-type="float">
            <text:p>691.969</text:p>
          </table:table-cell>
          <table:table-cell/>
          <table:table-cell office:value-type="float" office:value="423.725" calcext:value-type="float">
            <text:p>423.725</text:p>
          </table:table-cell>
          <table:table-cell/>
          <table:table-cell office:value-type="float" office:value="691.947" calcext:value-type="float">
            <text:p>691.947</text:p>
          </table:table-cell>
          <table:table-cell/>
          <table:table-cell office:value-type="float" office:value="423.722" calcext:value-type="float">
            <text:p>423.722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3:</text:p>
          </table:table-cell>
          <table:table-cell office:value-type="float" office:value="695.028" calcext:value-type="float">
            <text:p>695.028</text:p>
          </table:table-cell>
          <table:table-cell/>
          <table:table-cell office:value-type="float" office:value="324.831" calcext:value-type="float">
            <text:p>324.831</text:p>
          </table:table-cell>
          <table:table-cell/>
          <table:table-cell office:value-type="float" office:value="695.027" calcext:value-type="float">
            <text:p>695.027</text:p>
          </table:table-cell>
          <table:table-cell/>
          <table:table-cell office:value-type="float" office:value="324.838" calcext:value-type="float">
            <text:p>324.838</text:p>
          </table:table-cell>
        </table:table-row>
        <table:table-row table:style-name="ro1">
          <table:table-cell table:number-columns-repeated="3"/>
          <table:table-cell office:value-type="float" office:value="704.779" calcext:value-type="float">
            <text:p>704.779</text:p>
          </table:table-cell>
          <table:table-cell/>
          <table:table-cell office:value-type="float" office:value="224.358" calcext:value-type="float">
            <text:p>224.358</text:p>
          </table:table-cell>
          <table:table-cell/>
          <table:table-cell office:value-type="float" office:value="704.773" calcext:value-type="float">
            <text:p>704.773</text:p>
          </table:table-cell>
          <table:table-cell/>
          <table:table-cell office:value-type="float" office:value="224.356" calcext:value-type="float">
            <text:p>224.356</text:p>
          </table:table-cell>
        </table:table-row>
        <table:table-row table:style-name="ro1">
          <table:table-cell table:number-columns-repeated="3"/>
          <table:table-cell office:value-type="float" office:value="725.343" calcext:value-type="float">
            <text:p>725.343</text:p>
          </table:table-cell>
          <table:table-cell/>
          <table:table-cell office:value-type="float" office:value="84.7049" calcext:value-type="float">
            <text:p>84.7049</text:p>
          </table:table-cell>
          <table:table-cell/>
          <table:table-cell office:value-type="float" office:value="725.338" calcext:value-type="float">
            <text:p>725.338</text:p>
          </table:table-cell>
          <table:table-cell/>
          <table:table-cell office:value-type="float" office:value="84.7342" calcext:value-type="float">
            <text:p>84.734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:</text:p>
          </table:table-cell>
          <table:table-cell table:number-columns-repeated="3"/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:</text:p>
          </table:table-cell>
          <table:table-cell table:number-columns-repeated="3"/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:</text:p>
          </table:table-cell>
          <table:table-cell office:value-type="float" office:value="276.515" calcext:value-type="float">
            <text:p>276.515</text:p>
          </table:table-cell>
          <table:table-cell/>
          <table:table-cell office:value-type="float" office:value="642.417" calcext:value-type="float">
            <text:p>642.417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4:</text:p>
          </table:table-cell>
          <table:table-cell office:value-type="float" office:value="277.378" calcext:value-type="float">
            <text:p>277.378</text:p>
          </table:table-cell>
          <table:table-cell/>
          <table:table-cell office:value-type="float" office:value="750.526" calcext:value-type="float">
            <text:p>750.526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5:</text:p>
          </table:table-cell>
          <table:table-cell office:value-type="float" office:value="278.426" calcext:value-type="float">
            <text:p>278.426</text:p>
          </table:table-cell>
          <table:table-cell/>
          <table:table-cell office:value-type="float" office:value="426.545" calcext:value-type="float">
            <text:p>426.545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6:</text:p>
          </table:table-cell>
          <table:table-cell office:value-type="float" office:value="278.942" calcext:value-type="float">
            <text:p>278.942</text:p>
          </table:table-cell>
          <table:table-cell/>
          <table:table-cell office:value-type="float" office:value="529.35" calcext:value-type="float">
            <text:p>529.35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7:</text:p>
          </table:table-cell>
          <table:table-cell office:value-type="float" office:value="285.213" calcext:value-type="float">
            <text:p>285.213</text:p>
          </table:table-cell>
          <table:table-cell/>
          <table:table-cell office:value-type="float" office:value="303.871" calcext:value-type="float">
            <text:p>303.871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8:</text:p>
          </table:table-cell>
          <table:table-cell office:value-type="float" office:value="296.032" calcext:value-type="float">
            <text:p>296.032</text:p>
          </table:table-cell>
          <table:table-cell/>
          <table:table-cell office:value-type="float" office:value="213.792" calcext:value-type="float">
            <text:p>213.79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9:</text:p>
          </table:table-cell>
          <table:table-cell office:value-type="float" office:value="318.601" calcext:value-type="float">
            <text:p>318.601</text:p>
          </table:table-cell>
          <table:table-cell/>
          <table:table-cell office:value-type="float" office:value="84.8347" calcext:value-type="float">
            <text:p>84.8347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0:</text:p>
          </table:table-cell>
          <table:table-cell office:value-type="float" office:value="384.47" calcext:value-type="float">
            <text:p>384.47</text:p>
          </table:table-cell>
          <table:table-cell/>
          <table:table-cell office:value-type="float" office:value="753.748" calcext:value-type="float">
            <text:p>753.748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1:</text:p>
          </table:table-cell>
          <table:table-cell office:value-type="float" office:value="389.187" calcext:value-type="float">
            <text:p>389.187</text:p>
          </table:table-cell>
          <table:table-cell/>
          <table:table-cell office:value-type="float" office:value="633.274" calcext:value-type="float">
            <text:p>633.274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2:</text:p>
          </table:table-cell>
          <table:table-cell office:value-type="float" office:value="399.126" calcext:value-type="float">
            <text:p>399.126</text:p>
          </table:table-cell>
          <table:table-cell/>
          <table:table-cell office:value-type="float" office:value="78.1517" calcext:value-type="float">
            <text:p>78.1517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3:</text:p>
          </table:table-cell>
          <table:table-cell office:value-type="float" office:value="400.162" calcext:value-type="float">
            <text:p>400.162</text:p>
          </table:table-cell>
          <table:table-cell/>
          <table:table-cell office:value-type="float" office:value="522.636" calcext:value-type="float">
            <text:p>522.636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4:</text:p>
          </table:table-cell>
          <table:table-cell office:value-type="float" office:value="404.429" calcext:value-type="float">
            <text:p>404.429</text:p>
          </table:table-cell>
          <table:table-cell/>
          <table:table-cell office:value-type="float" office:value="426.597" calcext:value-type="float">
            <text:p>426.597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5:</text:p>
          </table:table-cell>
          <table:table-cell office:value-type="float" office:value="405.484" calcext:value-type="float">
            <text:p>405.484</text:p>
          </table:table-cell>
          <table:table-cell/>
          <table:table-cell office:value-type="float" office:value="213.298" calcext:value-type="float">
            <text:p>213.298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6:</text:p>
          </table:table-cell>
          <table:table-cell office:value-type="float" office:value="405.646" calcext:value-type="float">
            <text:p>405.646</text:p>
          </table:table-cell>
          <table:table-cell/>
          <table:table-cell office:value-type="float" office:value="310.001" calcext:value-type="float">
            <text:p>310.001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7:</text:p>
          </table:table-cell>
          <table:table-cell office:value-type="float" office:value="421.005" calcext:value-type="float">
            <text:p>421.005</text:p>
          </table:table-cell>
          <table:table-cell/>
          <table:table-cell office:value-type="float" office:value="754.634" calcext:value-type="float">
            <text:p>754.634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8:</text:p>
          </table:table-cell>
          <table:table-cell office:value-type="float" office:value="475.83" calcext:value-type="float">
            <text:p>475.83</text:p>
          </table:table-cell>
          <table:table-cell/>
          <table:table-cell office:value-type="float" office:value="622.443" calcext:value-type="float">
            <text:p>622.443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9:</text:p>
          </table:table-cell>
          <table:table-cell office:value-type="float" office:value="496.923" calcext:value-type="float">
            <text:p>496.923</text:p>
          </table:table-cell>
          <table:table-cell/>
          <table:table-cell office:value-type="float" office:value="525.182" calcext:value-type="float">
            <text:p>525.18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0:</text:p>
          </table:table-cell>
          <table:table-cell office:value-type="float" office:value="506.549" calcext:value-type="float">
            <text:p>506.549</text:p>
          </table:table-cell>
          <table:table-cell/>
          <table:table-cell office:value-type="float" office:value="422.292" calcext:value-type="float">
            <text:p>422.29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1:</text:p>
          </table:table-cell>
          <table:table-cell office:value-type="float" office:value="508.423" calcext:value-type="float">
            <text:p>508.423</text:p>
          </table:table-cell>
          <table:table-cell/>
          <table:table-cell office:value-type="float" office:value="212.876" calcext:value-type="float">
            <text:p>212.876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2:</text:p>
          </table:table-cell>
          <table:table-cell office:value-type="float" office:value="508.59" calcext:value-type="float">
            <text:p>508.59</text:p>
          </table:table-cell>
          <table:table-cell/>
          <table:table-cell office:value-type="float" office:value="318.11" calcext:value-type="float">
            <text:p>318.11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3:</text:p>
          </table:table-cell>
          <table:table-cell office:value-type="float" office:value="521.45" calcext:value-type="float">
            <text:p>521.45</text:p>
          </table:table-cell>
          <table:table-cell/>
          <table:table-cell office:value-type="float" office:value="77.8764" calcext:value-type="float">
            <text:p>77.8764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4:</text:p>
          </table:table-cell>
          <table:table-cell office:value-type="float" office:value="598.939" calcext:value-type="float">
            <text:p>598.939</text:p>
          </table:table-cell>
          <table:table-cell/>
          <table:table-cell office:value-type="float" office:value="753.702" calcext:value-type="float">
            <text:p>753.70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5:</text:p>
          </table:table-cell>
          <table:table-cell office:value-type="float" office:value="606.051" calcext:value-type="float">
            <text:p>606.051</text:p>
          </table:table-cell>
          <table:table-cell/>
          <table:table-cell office:value-type="float" office:value="613.918" calcext:value-type="float">
            <text:p>613.918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6:</text:p>
          </table:table-cell>
          <table:table-cell office:value-type="float" office:value="620.866" calcext:value-type="float">
            <text:p>620.866</text:p>
          </table:table-cell>
          <table:table-cell/>
          <table:table-cell office:value-type="float" office:value="528.968" calcext:value-type="float">
            <text:p>528.968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7:</text:p>
          </table:table-cell>
          <table:table-cell office:value-type="float" office:value="634.483" calcext:value-type="float">
            <text:p>634.483</text:p>
          </table:table-cell>
          <table:table-cell/>
          <table:table-cell office:value-type="float" office:value="751.328" calcext:value-type="float">
            <text:p>751.328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8:</text:p>
          </table:table-cell>
          <table:table-cell office:value-type="float" office:value="635.01" calcext:value-type="float">
            <text:p>635.01</text:p>
          </table:table-cell>
          <table:table-cell/>
          <table:table-cell office:value-type="float" office:value="81.05" calcext:value-type="float">
            <text:p>81.05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9:</text:p>
          </table:table-cell>
          <table:table-cell office:value-type="float" office:value="638.992" calcext:value-type="float">
            <text:p>638.992</text:p>
          </table:table-cell>
          <table:table-cell/>
          <table:table-cell office:value-type="float" office:value="419.847" calcext:value-type="float">
            <text:p>419.847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0:</text:p>
          </table:table-cell>
          <table:table-cell office:value-type="float" office:value="652.33" calcext:value-type="float">
            <text:p>652.33</text:p>
          </table:table-cell>
          <table:table-cell/>
          <table:table-cell office:value-type="float" office:value="325.794" calcext:value-type="float">
            <text:p>325.794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1: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217.906" calcext:value-type="float">
            <text:p>217.906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2:</text:p>
          </table:table-cell>
          <table:table-cell office:value-type="float" office:value="672.378" calcext:value-type="float">
            <text:p>672.378</text:p>
          </table:table-cell>
          <table:table-cell/>
          <table:table-cell office:value-type="float" office:value="640.506" calcext:value-type="float">
            <text:p>640.506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3:</text:p>
          </table:table-cell>
          <table:table-cell office:value-type="float" office:value="688.729" calcext:value-type="float">
            <text:p>688.729</text:p>
          </table:table-cell>
          <table:table-cell/>
          <table:table-cell office:value-type="float" office:value="527.325" calcext:value-type="float">
            <text:p>527.325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4:</text:p>
          </table:table-cell>
          <table:table-cell office:value-type="float" office:value="691.947" calcext:value-type="float">
            <text:p>691.947</text:p>
          </table:table-cell>
          <table:table-cell/>
          <table:table-cell office:value-type="float" office:value="423.722" calcext:value-type="float">
            <text:p>423.72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5:</text:p>
          </table:table-cell>
          <table:table-cell office:value-type="float" office:value="695.027" calcext:value-type="float">
            <text:p>695.027</text:p>
          </table:table-cell>
          <table:table-cell/>
          <table:table-cell office:value-type="float" office:value="324.838" calcext:value-type="float">
            <text:p>324.838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4.773" calcext:value-type="float">
            <text:p>704.773</text:p>
          </table:table-cell>
          <table:table-cell/>
          <table:table-cell office:value-type="float" office:value="224.356" calcext:value-type="float">
            <text:p>224.3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25.338" calcext:value-type="float">
            <text:p>725.338</text:p>
          </table:table-cell>
          <table:table-cell/>
          <table:table-cell office:value-type="float" office:value="84.7342" calcext:value-type="float">
            <text:p>84.7342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C52:Sheet1.F100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D39:Sheet2.F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9T04:45:28.733000000</meta:creation-date>
    <dc:date>2022-09-19T11:12:42.586000000</dc:date>
    <meta:editing-duration>PT6H27M13S</meta:editing-duration>
    <meta:editing-cycles>2</meta:editing-cycles>
    <meta:generator>LibreOffice/7.4.0.3$Windows_X86_64 LibreOffice_project/f85e47c08ddd19c015c0114a68350214f7066f5a</meta:generator>
    <meta:document-statistic meta:table-count="2" meta:cell-count="995" meta:object-count="0"/>
  </office:meta>
</office:document-meta>
</file>